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563" officeooo:paragraph-rsid="0007c563"/>
    </style:style>
    <style:style style:name="P2" style:family="paragraph" style:parent-style-name="Standard">
      <style:text-properties officeooo:rsid="0008f7d8" officeooo:paragraph-rsid="0008f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9.2.4</text:p>
      <text:p text:style-name="P2">Transition to Linux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0:31:49.342076784</meta:creation-date>
    <dc:date>2019-02-04T10:35:11.100334519</dc:date>
    <meta:editing-duration>PT2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28" meta:non-whitespace-character-count="26"/>
  </office:meta>
</office:document-meta>
</file>